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8A000059B500002C85F4CF48BC2262DAFF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2.964cm" svg:height="11.396cm" svg:x="2.529cm" svg:y="4.802cm">
          <draw:image xlink:href="Pictures/2000008A000059B500002C85F4CF48BC2262DAF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3:26:55.514000000</meta:creation-date>
    <dc:date>2018-03-23T13:27:30.059000000</dc:date>
    <meta:editing-duration>PT36S</meta:editing-duration>
    <meta:editing-cycles>1</meta:editing-cycles>
    <meta:document-statistic meta:object-count="24"/>
    <meta:generator>LibreOffice/5.4.4.2$Windows_X86_64 LibreOffice_project/2524958677847fb3bb44820e40380acbe820f960</meta:generator>
  </office:meta>
</office:document-meta>
</file>